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333333" draw:fill-color="#e6e6e6" draw:textarea-horizontal-align="justify" draw:textarea-vertical-align="middle" draw:auto-grow-height="false" fo:min-height="5.973cm" fo:min-width="6.231cm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1.126cm" fo:min-width="0.876cm"/>
    </style:style>
    <style:style style:name="gr3" style:family="graphic" style:parent-style-name="standard">
      <style:graphic-properties draw:stroke="dash" draw:stroke-dash="Fine_20_Dotted" svg:stroke-width="0.152cm" svg:stroke-color="#000000" draw:marker-start-width="0.66cm" draw:marker-end-width="0.66cm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893cm" fo:min-width="6.231cm"/>
    </style:style>
    <style:style style:name="gr5" style:family="graphic" style:parent-style-name="standard">
      <style:graphic-properties draw:stroke="none" draw:fill-color="#aea79f" draw:textarea-horizontal-align="justify" draw:textarea-vertical-align="middle" draw:auto-grow-height="false" fo:min-height="0.893cm" fo:min-width="6.2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 Semibold" fo:font-size="14pt" style:font-size-asian="14pt" style:font-size-complex="14pt"/>
    </style:style>
    <style:style style:name="P3" style:family="paragraph">
      <style:paragraph-properties fo:text-align="center"/>
      <style:text-properties style:font-name="Open Sans Semibold"/>
    </style:style>
    <style:style style:name="T1" style:family="text">
      <style:text-properties style:text-position="0% 100%" style:font-name="Open Sans Semibold" fo:font-size="14pt" style:font-size-asian="14pt" style:font-size-complex="14pt"/>
    </style:style>
    <style:style style:name="T2" style:family="text">
      <style:text-properties style:text-position="-33% 58%" style:font-name="Open Sans Semibold" fo:font-size="14pt" style:font-size-asian="14pt" style:font-size-complex="14pt"/>
    </style:style>
    <style:style style:name="T3" style:family="text">
      <style:text-properties style:font-name="Open Sans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6.223cm" svg:x="0.381cm" svg:y="0.40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524cm" svg:height="1.524cm" svg:x="1.106cm" svg:y="2.178cm">
            <text:p text:style-name="P1"><text:span text:style-name="T1">r</text:span><text:span text:style-name="T2">1 <text:s text:c="4"/></text:span><text:span text:style-name="T1">c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524cm" svg:height="1.524cm" svg:x="5.062cm" svg:y="2.178cm">
            <text:p text:style-name="P1"><text:span text:style-name="T1">r</text:span><text:span text:style-name="T2">n <text:s text:c="4"/></text:span><text:span text:style-name="T1">c</text:span><text:span text:style-name="T2">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3.113cm" svg:y1="2.984cm" svg:x2="4.569cm" svg:y2="2.984cm" svg:d="M3113 2984h1456" svg:viewBox="0 0 1457 1">
            <text:p/>
          </draw:connector>
        </draw:g>
        <draw:custom-shape draw:style-name="gr4" draw:text-style-name="P3" draw:layer="layout" svg:width="6.731cm" svg:height="1.143cm" svg:x="0.381cm" svg:y="5.488cm">
          <text:p text:style-name="P1"><text:span text:style-name="T3">IaaS API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731cm" svg:height="1.143cm" svg:x="0.381cm" svg:y="4.388cm">
          <text:p text:style-name="P1"><text:span text:style-name="T3">Monitoring Platfor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731cm" svg:height="1.143cm" svg:x="0.381cm" svg:y="0.435cm">
          <text:p text:style-name="P1"><text:span text:style-name="T3">Load Balanc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6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4-12-28T10:52:22.057143612</meta:creation-date>
    <dc:date>2015-02-04T20:19:48.937420955</dc:date>
    <dc:creator>Behrooz Nobakht</dc:creator>
    <meta:editing-duration>PT16M10S</meta:editing-duration>
    <meta:editing-cycles>5</meta:editing-cycles>
    <meta:generator>LibreOffice/4.3.3.2$Linux_X86_64 LibreOffice_project/430m0$Build-2</meta:generator>
    <meta:document-statistic meta:object-count="8"/>
  </office:meta>
</office:document-meta>
</file>